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171" officeooo:paragraph-rsid="0008a171"/>
    </style:style>
    <style:style style:name="P2" style:family="paragraph" style:parent-style-name="Standard">
      <style:text-properties officeooo:rsid="0008a171" officeooo:paragraph-rsid="0016e680"/>
    </style:style>
    <style:style style:name="P3" style:family="paragraph" style:parent-style-name="Standard">
      <style:text-properties officeooo:rsid="0009e6de" officeooo:paragraph-rsid="0009e6de"/>
    </style:style>
    <style:style style:name="P4" style:family="paragraph" style:parent-style-name="Standard">
      <style:text-properties officeooo:rsid="0009e6de" officeooo:paragraph-rsid="000e8d1f"/>
    </style:style>
    <style:style style:name="P5" style:family="paragraph" style:parent-style-name="Standard">
      <style:text-properties officeooo:rsid="0013b9f9" officeooo:paragraph-rsid="0013b9f9"/>
    </style:style>
    <style:style style:name="P6" style:family="paragraph" style:parent-style-name="Standard">
      <style:text-properties officeooo:rsid="001596ec" officeooo:paragraph-rsid="001596ec"/>
    </style:style>
    <style:style style:name="P7" style:family="paragraph" style:parent-style-name="Standard">
      <style:text-properties officeooo:rsid="0016e680" officeooo:paragraph-rsid="0016e680"/>
    </style:style>
    <style:style style:name="P8" style:family="paragraph" style:parent-style-name="Standard">
      <style:text-properties officeooo:rsid="00177a29" officeooo:paragraph-rsid="00177a29"/>
    </style:style>
    <style:style style:name="P9" style:family="paragraph" style:parent-style-name="Standard">
      <style:text-properties officeooo:rsid="00177caa" officeooo:paragraph-rsid="00177caa"/>
    </style:style>
    <style:style style:name="P10" style:family="paragraph" style:parent-style-name="Standard">
      <style:text-properties officeooo:rsid="00177caa" officeooo:paragraph-rsid="00177caa"/>
    </style:style>
    <style:style style:name="P11" style:family="paragraph" style:parent-style-name="Standard">
      <style:text-properties officeooo:rsid="001a7915" officeooo:paragraph-rsid="001a7915"/>
    </style:style>
    <style:style style:name="P12" style:family="paragraph" style:parent-style-name="Standard">
      <style:text-properties officeooo:rsid="0008a171" officeooo:paragraph-rsid="0008a171"/>
    </style:style>
    <style:style style:name="P13" style:family="paragraph" style:parent-style-name="Standard">
      <style:text-properties officeooo:rsid="001c1f9c" officeooo:paragraph-rsid="001c1f9c"/>
    </style:style>
    <style:style style:name="T1" style:family="text">
      <style:text-properties officeooo:rsid="000cf81a"/>
    </style:style>
    <style:style style:name="T2" style:family="text">
      <style:text-properties officeooo:rsid="0013b9f9"/>
    </style:style>
    <style:style style:name="T3" style:family="text">
      <style:text-properties officeooo:rsid="0016e680"/>
    </style:style>
    <style:style style:name="T4" style:family="text">
      <style:text-properties officeooo:rsid="00177a29"/>
    </style:style>
    <style:style style:name="T5" style:family="text">
      <style:text-properties officeooo:rsid="00177caa"/>
    </style:style>
    <style:style style:name="T6" style:family="text">
      <style:text-properties officeooo:rsid="001a5077"/>
    </style:style>
    <style:style style:name="T7" style:family="text">
      <style:text-properties officeooo:rsid="001a7915"/>
    </style:style>
    <style:style style:name="T8" style:family="text">
      <style:text-properties officeooo:rsid="001c1f9c"/>
    </style:style>
    <style:style style:name="T9" style:family="text">
      <style:text-properties officeooo:rsid="001ca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/text:p>
      <text:p text:style-name="Standard"><text:tab/><text:tab/><text:tab/><text:tab/></text:p>
      <text:p text:style-name="Standard"/>
      <text:p text:style-name="P1">Perl : -</text:p>
      <text:p text:style-name="P1"/>
      <text:p text:style-name="P3">1) Read the path and parse it. To get the all data Recursively. Like pyton and perl and tcl files. </text:p>
      <text:p text:style-name="P3"><text:s text:c="21"/></text:p>
      <text:p text:style-name="P4"><text:tab/><text:tab/>/home/srm/srinivas/Practice/VLSI_tasks/new/aa/aa/<text:span text:style-name="T1">ok2.pl</text:span></text:p>
      <text:p text:style-name="Standard"/>
      <text:p text:style-name="Standard"/>
      <text:p text:style-name="P1">VLSI : -</text:p>
      <text:p text:style-name="Standard"/>
      <text:p text:style-name="P1">1) What is Counter ?</text:p>
      <text:p text:style-name="P1">2) What is Register ?</text:p>
      <text:p text:style-name="P1">3) What is Encoder ?</text:p>
      <text:p text:style-name="P1">4) What is Decoder ?</text:p>
      <text:p text:style-name="P1">5) What is Multiplexer ?</text:p>
      <text:p text:style-name="P1">6) What is Demultiplexer ?</text:p>
      <text:p text:style-name="P1">7) What is diode. How it will work?</text:p>
      <text:p text:style-name="P1">8) What are the differents Levels of integration ?</text:p>
      <text:p text:style-name="P1">9) What are the three major criterias design a chip (or) IC (or) wapper ?</text:p>
      <text:p text:style-name="P1">10) Working of <text:span text:style-name="T2">Half adder ?</text:span></text:p>
      <text:p text:style-name="P5">11) Working of Full adder ?</text:p>
      <text:p text:style-name="P6">12) <text:span text:style-name="T7">Classification of Register ?</text:span></text:p>
      <text:p text:style-name="P6">13) </text:p>
      <text:p text:style-name="P6">14 )</text:p>
      <text:p text:style-name="P1"/>
      <text:p text:style-name="P1"/>
      <text:p text:style-name="P1"/>
      <text:p text:style-name="P1"/>
      <text:p text:style-name="P1">Tcl : -</text:p>
      <text:p text:style-name="P1"/>
      <text:p text:style-name="P2">1) <text:span text:style-name="T3">How to comapre a two strings tcl ?</text:span></text:p>
      <text:p text:style-name="P2"><text:span text:style-name="T3">2) How to run a unix commands in tcl ?</text:span> <text:s/></text:p>
      <text:p text:style-name="P7">3) Waht a<text:span text:style-name="T4">re</text:span> the different types of subtitutions in tcl?</text:p>
      <text:p text:style-name="P7">4) How to create a list in different ways ?</text:p>
      <text:p text:style-name="P7">5) How to append a list ?</text:p>
      <text:p text:style-name="P7">6) <text:span text:style-name="T4">Explain transform list to varibles ?</text:span></text:p>
      <text:p text:style-name="P8">7) How to create the dictionary different ways ?</text:p>
      <text:p text:style-name="P8">8) Explain How to get a keys and values in a dict?</text:p>
      <text:p text:style-name="P8">9) How to check if dictionary key is exists are not?</text:p>
      <text:p text:style-name="P8">10) Write a proc <text:span text:style-name="T5">with multiple arguments ?</text:span></text:p>
      <text:p text:style-name="P9">11) Write a proc with variable arguments ?</text:p>
      <text:p text:style-name="P9">12) Write a proc with defult arguments ?</text:p>
      <text:p text:style-name="P9">13) Write a proc with return ?</text:p>
      <text:p text:style-name="P9">14) <text:s/>What is Recursive Procedures ?</text:p>
      <text:p text:style-name="P9">15) <text:s/>How to read a file ?</text:p>
      <text:p text:style-name="P9">16) How to write a file ?</text:p>
      <text:p text:style-name="P9">17) How to read the file data?</text:p>
      <text:p text:style-name="P9">18) <text:span text:style-name="T6">How <text:s/>to check if it is file or directory?</text:span></text:p>
      <text:p text:style-name="P11">19) <text:span text:style-name="T8">Find all the tcl files in the current directory?</text:span></text:p>
      <text:p text:style-name="P13">20) Tcl Decisions making ?</text:p>
      <text:p text:style-name="P13"><text:soft-page-break/>21) Tcl loops and loop control statements ?</text:p>
      <text:p text:style-name="P13">22) <text:s/>Tcl ope<text:span text:style-name="T9">rators 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4:20:38.994413440</meta:creation-date>
    <dc:date>2019-09-20T18:47:12.666440125</dc:date>
    <meta:editing-duration>PT5H1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92" meta:character-count="1436" meta:non-whitespace-character-count="1145"/>
  </office:meta>
</office:document-meta>
</file>